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T5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6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T7" style:parent-style-name="Основнойшрифтабзаца" style:family="text">
      <style:text-properties style:font-name="Arial" style:font-name-complex="Arial" fo:font-size="11pt" style:font-size-asian="11pt" style:font-size-complex="11pt"/>
    </style:style>
    <style:style style:name="T8" style:parent-style-name="Основнойшрифтабзаца" style:family="text">
      <style:text-properties style:font-name="Arial" style:font-name-complex="Arial" fo:font-size="11pt" style:font-size-asian="11pt" style:font-size-complex="11pt"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P30" style:parent-style-name="Standard" style:family="paragraph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P54" style:parent-style-name="Standard" style:family="paragraph">
      <style:text-properties fo:language="ru" fo:country="RU"/>
    </style:style>
    <style:style style:name="P55" style:parent-style-name="Standard" style:family="paragraph">
      <style:text-properties fo:language="ru" fo:country="RU"/>
    </style:style>
    <style:style style:name="P56" style:parent-style-name="Standard" style:family="paragraph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P76" style:parent-style-name="Standard" style:family="paragraph">
      <style:text-properties fo:language="ru" fo:country="RU"/>
    </style:style>
    <style:style style:name="P77" style:parent-style-name="Standard" style:family="paragraph">
      <style:text-properties fo:language="ru" fo:country="RU"/>
    </style:style>
    <style:style style:name="P78" style:parent-style-name="Standard" style:family="paragraph">
      <style:text-properties fo:language="ru" fo:country="RU"/>
    </style:style>
  </office:automatic-styles>
  <office:body>
    <office:text text:use-soft-page-breaks="true">
      <text:p text:style-name="P1"><text:span text:style-name="T2">Для начала работы необходимо установить интерпретатор<text:s/></text:span>Python<text:span text:style-name="T3">, далее при помощи<text:s/></text:span><text:span text:style-name="T4">команды батника<text:s/></text:span><text:span text:style-name="T5">install</text:span><text:span text:style-name="T6">_</text:span><text:span text:style-name="T7">app</text:span><text:span text:style-name="T8"><text:s/>установить все дополнительные пакеты</text:span></text:p>
      <text:p text:style-name="P9"/>
      <text:p text:style-name="P10"/>
      <text:p text:style-name="P11"><text:line-break/></text:p>
      <text:p text:style-name="P12"/>
      <text:p text:style-name="Standard"><text:span text:style-name="T13">Для изменение параметров<text:s/></text:span><text:span text:style-name="T14">подключения есть файл<text:s/></text:span>settings<text:span text:style-name="T15">.</text:span>ini<text:span text:style-name="T16"><text:s/>где</text:span><text:span text:style-name="T17"><text:line-break/></text:span>ip<text:span text:style-name="T18">_</text:span>addres<text:span text:style-name="T19"><text:s/>= [адрес кассы]</text:span></text:p>
      <text:p text:style-name="Standard">port = [порт plain text интерфейса]</text:p>
      <text:p text:style-name="Standard"/>
      <text:p text:style-name="Standard"/>
      <text:p text:style-name="Standard">delay<text:span text:style-name="T20"><text:s/>= [задержка повторного опроса кассы]</text:span><text:span text:style-name="T21"><text:line-break/></text:span>split<text:span text:style-name="T22">_</text:span>lines<text:span text:style-name="T23"><text:s/>= [длинна отчёта в строках, если больше, будет разделён на отдельные сообщения, не более <text:s/>100 на м</text:span><text:span text:style-name="T24">омент написания, если больше, работать не будет, тестировалось и при 200 строках, но лучше не рисковать]</text:span></text:p>
      <text:p text:style-name="P25"/>
      <text:p text:style-name="Standard"><text:span text:style-name="T26">в компилируемом файле<text:s/></text:span>settings<text:span text:style-name="T27">.</text:span>py<text:span text:style-name="T28"><text:line-break/></text:span><text:span text:style-name="T29">есть такие настройки</text:span></text:p>
      <text:p text:style-name="P30"/>
      <text:p text:style-name="Standard">token<text:span text:style-name="T31"><text:s/>= [токен для бота]</text:span><text:span text:style-name="T32"><text:line-break/></text:span>log<text:span text:style-name="T33">_</text:span>rkeeper<text:span text:style-name="T34"><text:s/>= [логин кипера]</text:span></text:p>
      <text:p text:style-name="Standard">pass<text:span text:style-name="T35">_</text:span>rkeeper<text:span text:style-name="T36"><text:s/>= [пароль кипера]</text:span></text:p>
      <text:p text:style-name="Standard"><text:span text:style-name="T37"><text:line-break/></text:span>rest<text:span text:style-name="T38">_</text:span>sec<text:span text:style-name="T39">_</text:span>code<text:span text:style-name="T40"><text:s/>= [код ресторана]</text:span><text:span text:style-name="T41"><text:line-break/></text:span>pass<text:span text:style-name="T42">_</text:span>code<text:span text:style-name="T43"><text:s/>= [пароль доступа к боту]</text:span><text:span text:style-name="T44"><text:line-break/></text:span>serv<text:span text:style-name="T45">_</text:span>addr<text:span text:style-name="T46"><text:s/>= [сервер лицензирования] например '</text:span>https<text:span text:style-name="T47">://</text:span>serverbotmospos<text:span text:style-name="T48">.</text:span>herokuapp<text:span text:style-name="T49">.</text:span>com<text:span text:style-name="T50">'</text:span><text:span text:style-name="T51"><text:line-break/></text:span>rest<text:span text:style-name="T52">_</text:span>name<text:span text:style-name="T53"><text:s/>= [название ресторана]</text:span></text:p>
      <text:p text:style-name="P54"/>
      <text:p text:style-name="P55">НЕОБХОДИМО СОБЛЮДАТЬ ФОРМАТ ЗАПИСИ, ЕСЛИ СТОЯТ КАВЫЧКИ, ТО ОСТАВЛЯТЬ ИХ И<text:s/>ВНУТРИ НИХ ПИСАТЬ</text:p>
      <text:p text:style-name="P56"/>
      <text:p text:style-name="Standard"><text:span text:style-name="T57">Для компиляции пишем<text:s/></text:span>pyinstaller<text:span text:style-name="T58"><text:s/></text:span>main<text:span text:style-name="T59">.</text:span>py<text:span text:style-name="T60"><text:s/>-</text:span>D<text:span text:style-name="T61">, ждём завершения процесса.</text:span></text:p>
      <text:p text:style-name="Standard"><text:span text:style-name="T62">Или запускаем<text:s/></text:span>Builder<text:span text:style-name="T63">.</text:span>bat<text:span text:style-name="T64"><text:line-break/></text:span><text:span text:style-name="T65"><text:line-break/></text:span><text:span text:style-name="T66">Для отсутствия ошибок рекомендую каждый раз удалять папки<text:s/></text:span>dist<text:span text:style-name="T67"><text:s/>,<text:s/></text:span>build<text:span text:style-name="T68">, в них временные и <text:s/>уже созданные компиляции бота.</text:span><text:span text:style-name="T69"><text:line-break/></text:span><text:span text:style-name="T70"><text:line-break/></text:span><text:span text:style-name="T71">После компиляции берём папку «Папка с допо</text:span><text:span text:style-name="T72">лнениями», копируем её содержимое, и вставляем в папку<text:s/></text:span>dist<text:span text:style-name="T73">/</text:span>main<text:span text:style-name="T74"><text:s/>и туда всё вставляем, приложение готово, для запуска два раза клацнуть на<text:s/></text:span>main<text:span text:style-name="T75">.</text:span>exe</text:p>
      <text:p text:style-name="P76"/>
      <text:p text:style-name="P77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Список" style:display-name="Список" style:family="paragraph" style:parent-style-name="Textbody">
      <style:text-properties fo:hyphenate="tru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true"/>
    </style:style>
    <style:style style:name="Index" style:display-name="Index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Сергей Бирюк</dc:creator>
    <meta:creation-date>2020-09-29T21:20:00Z</meta:creation-date>
    <dc:date>2020-09-29T21:29:00Z</dc:date>
    <meta:template xlink:href="Normal.dotm" xlink:type="simple"/>
    <meta:editing-cycles>8</meta:editing-cycles>
    <meta:editing-duration>PT960S</meta:editing-duration>
    <meta:document-statistic meta:page-count="1" meta:paragraph-count="2" meta:word-count="204" meta:character-count="1370" meta:row-count="9" meta:non-whitespace-character-count="1168"/>
  </office:meta>
</office:document-meta>
</file>